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56.32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46.16mm"/>
    </style:style>
    <style:style style:name="co6" style:family="table-column">
      <style:table-column-properties fo:break-before="auto" style:column-width="45.63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9.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1.48mm"/>
    </style:style>
    <style:style style:name="co11" style:family="table-column">
      <style:table-column-properties fo:break-before="auto" style:column-width="46.34mm"/>
    </style:style>
    <style:style style:name="co12" style:family="table-column">
      <style:table-column-properties fo:break-before="auto" style:column-width="71.38mm"/>
    </style:style>
    <style:style style:name="co13" style:family="table-column">
      <style:table-column-properties fo:break-before="auto" style:column-width="16.21mm"/>
    </style:style>
    <style:style style:name="co14" style:family="table-column">
      <style:table-column-properties fo:break-before="auto" style:column-width="32.54mm"/>
    </style:style>
    <style:style style:name="co15" style:family="table-column">
      <style:table-column-properties fo:break-before="auto" style:column-width="27.89mm"/>
    </style:style>
    <style:style style:name="co16" style:family="table-column">
      <style:table-column-properties fo:break-before="auto" style:column-width="85.48mm"/>
    </style:style>
    <style:style style:name="co17" style:family="table-column">
      <style:table-column-properties fo:break-before="auto" style:column-width="21.8mm"/>
    </style:style>
    <style:style style:name="co18" style:family="table-column">
      <style:table-column-properties fo:break-before="auto" style:column-width="89.64mm"/>
    </style:style>
    <style:style style:name="co19" style:family="table-column">
      <style:table-column-properties fo:break-before="auto" style:column-width="20.02mm"/>
    </style:style>
    <style:style style:name="co20" style:family="table-column">
      <style:table-column-properties fo:break-before="auto" style:column-width="13.65mm"/>
    </style:style>
    <style:style style:name="co21" style:family="table-column">
      <style:table-column-properties fo:break-before="auto" style:column-width="11.32mm"/>
    </style:style>
    <style:style style:name="co22" style:family="table-column">
      <style:table-column-properties fo:break-before="auto" style:column-width="53.99mm"/>
    </style:style>
    <style:style style:name="co23" style:family="table-column">
      <style:table-column-properties fo:break-before="auto" style:column-width="17.9mm"/>
    </style:style>
    <style:style style:name="co24" style:family="table-column">
      <style:table-column-properties fo:break-before="auto" style:column-width="62.05mm"/>
    </style:style>
    <style:style style:name="co25" style:family="table-column">
      <style:table-column-properties fo:break-before="auto" style:column-width="27.46mm"/>
    </style:style>
    <style:style style:name="co26" style:family="table-column">
      <style:table-column-properties fo:break-before="auto" style:column-width="19.81mm"/>
    </style:style>
    <style:style style:name="co27" style:family="table-column">
      <style:table-column-properties fo:break-before="auto" style:column-width="13.44mm"/>
    </style:style>
    <style:style style:name="co28" style:family="table-column">
      <style:table-column-properties fo:break-before="auto" style:column-width="23.85mm"/>
    </style:style>
    <style:style style:name="co29" style:family="table-column">
      <style:table-column-properties fo:break-before="auto" style:column-width="121.27mm"/>
    </style:style>
    <style:style style:name="co30" style:family="table-column">
      <style:table-column-properties fo:break-before="auto" style:column-width="42.95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6.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wrap-option="no-wrap"/>
      <style:text-properties style:font-name="Droid Sans Mono" fo:font-size="12pt" style:font-size-asian="12pt" style:font-size-complex="12pt"/>
    </style:style>
    <style:style style:name="ce6" style:family="table-cell" style:parent-style-name="Default">
      <style:text-properties style:font-name="Droid Sans Mono" fo:font-size="12pt" style:font-size-asian="12pt" style:font-size-complex="12pt"/>
    </style:style>
    <style:style style:name="ce7" style:family="table-cell" style:parent-style-name="Default">
      <style:table-cell-properties fo:wrap-option="no-wrap"/>
      <style:text-properties style:font-name="Droid Sans Mono" fo:font-size="12pt" style:font-size-asian="12pt" style:font-size-complex="12pt"/>
    </style:style>
    <style:style style:name="ce8" style:family="table-cell" style:parent-style-name="Default"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Droid Sans Mono" fo:font-size="12pt" style:font-name-asian="Noto Sans CJK SC Regular" style:font-size-asian="12pt" style:font-name-complex="FreeSans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roid Sans Mono" fo:font-size="12pt" style:font-size-asian="12pt" style:font-size-complex="12pt"/>
    </style:style>
    <style:style style:name="ce14" style:family="table-cell" style:parent-style-name="Default" style:data-style-name="N100">
      <style:text-properties style:font-name="Droid Sans Mono"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style:font-name="Droid Sans Mono" fo:font-size="12pt" style:font-size-asian="12pt" style:font-size-complex="12pt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Droid Sans Mono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style:font-name-asian="Noto Sans CJK SC Regular" style:font-size-asian="12pt" style:font-name-complex="FreeSans" style:font-size-complex="12pt"/>
    </style:style>
  </office:automatic-styles>
  <office:body>
    <office:spreadsheet>
      <table:calculation-settings table:automatic-find-labels="false" table:use-regular-expressions="false"/>
      <table:table table:name="wyostat_pcb_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1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Designator</text:p>
          </table:table-cell>
          <table:table-cell table:style-name="ce8" office:value-type="string" calcext:value-type="string">
            <text:p>Package</text:p>
          </table:table-cell>
          <table:table-cell table:style-name="ce10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Digi PN</text:p>
          </table:table-cell>
          <table:table-cell table:style-name="ce8" office:value-type="string" calcext:value-type="string">
            <text:p>Mfr.</text:p>
          </table:table-cell>
          <table:table-cell table:style-name="ce12" office:value-type="string" calcext:value-type="string">
            <text:p>Mfg PN</text:p>
          </table:table-cell>
          <table:table-cell table:style-name="ce8" office:value-type="string" calcext:value-type="string">
            <text:p>Decription</text:p>
          </table:table-cell>
          <table:table-cell table:style-name="ce8" office:value-type="string" calcext:value-type="string">
            <text:p>Link</text:p>
          </table:table-cell>
          <table:table-cell table:style-name="ce8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1,C3,C5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nF,120V</text:p>
          </table:table-cell>
          <table:table-cell office:value-type="string" calcext:value-type="string">
            <text:p>399-12880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LDEIB2100KA0N00</text:p>
          </table:table-cell>
          <table:table-cell office:value-type="string" calcext:value-type="string">
            <text:p>CAP FILM 10000PF 10% 250VDC 1210</text:p>
          </table:table-cell>
          <table:table-cell office:value-type="string" calcext:value-type="string">
            <text:p><text:a xlink:href="https://www.digikey.com/product-detail/en/kemet/LDEIB2100KA0N00/399-12880-1-ND/5731504" xlink:type="simple">https://www.digikey.com/product-detail/en/kemet/LDEIB2100KA0N00/399-12880-1-ND/573150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2,C4,C6</text:p>
          </table:table-cell>
          <table:table-cell office:value-type="string" calcext:value-type="string">
            <text:p>C_222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7nF,63V</text:p>
          </table:table-cell>
          <table:table-cell office:value-type="string" calcext:value-type="string">
            <text:p>399-12871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LDEEB2470KA0N00</text:p>
          </table:table-cell>
          <table:table-cell office:value-type="string" calcext:value-type="string">
            <text:p>CAP FILM 0.047UF 10% 100VDC 1210</text:p>
          </table:table-cell>
          <table:table-cell office:value-type="string" calcext:value-type="string">
            <text:p><text:a xlink:href="https://www.digikey.com/product-detail/en/kemet/LDEEB2470KA0N00/399-12871-1-ND/5731513" xlink:type="simple">https://www.digikey.com/product-detail/en/kemet/LDEEB2470KA0N00/399-12871-1-ND/573151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7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nF</text:p>
          </table:table-cell>
          <table:table-cell office:value-type="string" calcext:value-type="string">
            <text:p>490-8049-1-N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GCM21BR71H104KA37K</text:p>
          </table:table-cell>
          <table:table-cell office:value-type="string" calcext:value-type="string">
            <text:p>CAP CER 0.1UF 50V X7R 0805</text:p>
          </table:table-cell>
          <table:table-cell table:style-name="ce15" office:value-type="string" calcext:value-type="string">
            <text:p><text:a xlink:href="https://www.digikey.com/scripts/DkSearch/dksus.dll?Detail&amp;itemSeq=255949432&amp;uq=636584419937553153" xlink:type="simple">https://www.digikey.com/scripts/DkSearch/dksus.dll?Detail&amp;itemSeq=255949432&amp;uq=63658441993755315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9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nF,100V</text:p>
          </table:table-cell>
          <table:table-cell office:value-type="string" calcext:value-type="string">
            <text:p>1276-6733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GCM21BR71H104KA37K</text:p>
          </table:table-cell>
          <table:table-cell office:value-type="string" calcext:value-type="string">
            <text:p>CAP CER 0.1UF 100V X7R 0805</text:p>
          </table:table-cell>
          <table:table-cell table:style-name="ce15" office:value-type="string" calcext:value-type="string">
            <text:p><text:a xlink:href="https://www.digikey.com/product-detail/en/samsung-electro-mechanics/CL21B104KCFWPNE/1276-6733-1-ND/5961592" xlink:type="simple">https://www.digikey.com/product-detail/en/samsung-electro-mechanics/CL21B104KCFWPNE/1276-6733-1-ND/5961592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10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uF,50V</text:p>
          </table:table-cell>
          <table:table-cell office:value-type="string" calcext:value-type="string">
            <text:p>565-4786-1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HHXC500ARA101MJA0G</text:p>
          </table:table-cell>
          <table:table-cell office:value-type="string" calcext:value-type="string">
            <text:p>CAP ALUM POLY 100UF 20% 50V SMD</text:p>
          </table:table-cell>
          <table:table-cell office:value-type="string" calcext:value-type="string">
            <text:p><text:a xlink:href="https://www.digikey.com/product-detail/en/united-chemi-con/HHXC500ARA101MJA0G/565-4786-1-ND/7556757" xlink:type="simple">https://www.digikey.com/product-detail/en/united-chemi-con/HHXC500ARA101MJA0G/565-4786-1-ND/755675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2uF,50V</text:p>
          </table:table-cell>
          <table:table-cell office:value-type="string" calcext:value-type="string">
            <text:p>587-4963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UMK212BB7225MG-T</text:p>
          </table:table-cell>
          <table:table-cell office:value-type="string" calcext:value-type="string">
            <text:p>CAP CER 2.2UF 50V X7R 0805</text:p>
          </table:table-cell>
          <table:table-cell office:value-type="string" calcext:value-type="string">
            <text:p><text:a xlink:href="https://www.digikey.com/product-detail/en/taiyo-yuden/UMK212BB7225MG-T/587-4963-1-ND/6563806" xlink:type="simple">https://www.digikey.com/product-detail/en/taiyo-yuden/UMK212BB7225MG-T/587-4963-1-ND/6563806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uF</text:p>
          </table:table-cell>
          <table:table-cell office:value-type="string" calcext:value-type="string">
            <text:p>1276-102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CAP CER 1UF 50V X7R 0805</text:p>
          </table:table-cell>
          <table:table-cell office:value-type="string" calcext:value-type="string">
            <text:p><text:a xlink:href="https://www.digikey.com/product-detail/en/samsung-electro-mechanics/CL21B105KBFNNNE/1276-1029-1-ND/3889115" xlink:type="simple">https://www.digikey.com/product-detail/en/samsung-electro-mechanics/CL21B105KBFNNNE/1276-1029-1-ND/388911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C1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.3nF</text:p>
          </table:table-cell>
          <table:table-cell office:value-type="string" calcext:value-type="string">
            <text:p>399-1153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332K5RACTU</text:p>
          </table:table-cell>
          <table:table-cell office:value-type="string" calcext:value-type="string">
            <text:p>CAP CER 3300PF 50V X7R 0805</text:p>
          </table:table-cell>
          <table:table-cell office:value-type="string" calcext:value-type="string">
            <text:p><text:a xlink:href="https://www.digikey.com/product-detail/en/kemet/C0805C332K5RACTU/399-1153-1-ND/411428" xlink:type="simple">https://www.digikey.com/product-detail/en/kemet/C0805C332K5RACTU/399-1153-1-ND/41142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F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in/product-detail/en/samsung-electro-mechanics/CL21B106KOQNNNE/1276-2872-1-ND/3890958" xlink:type="simple">https://www.digikey.in/product-detail/en/samsung-electro-mechanics/CL21B106KOQNNNE/1276-2872-1-ND/389095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C1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.7uF</text:p>
          </table:table-cell>
          <table:table-cell office:value-type="string" calcext:value-type="string">
            <text:p>1276-2873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475KOFNNNE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in/product-detail/en/samsung-electro-mechanics/CL21B475KOFNNNE/1276-2873-1-ND/3890959" xlink:type="simple">https://www.digikey.in/product-detail/en/samsung-electro-mechanics/CL21B475KOFNNNE/1276-2873-1-ND/389095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D1,D2,D3</text:p>
          </table:table-cell>
          <table:table-cell office:value-type="string" calcext:value-type="string">
            <text:p>LED_0603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LED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product-detail/en/lite-on-inc/LTST-C193KGKT-5A/160-1828-1-ND/2356247" xlink:type="simple">https://www.digikey.com/product-detail/en/lite-on-inc/LTST-C193KGKT-5A/160-1828-1-ND/235624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D4</text:p>
          </table:table-cell>
          <table:table-cell office:value-type="string" calcext:value-type="string">
            <text:p>Diode_bridg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iodeBridge</text:p>
          </table:table-cell>
          <table:table-cell office:value-type="string" calcext:value-type="string">
            <text:p>MDB6SF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DB6S</text:p>
          </table:table-cell>
          <table:table-cell office:value-type="string" calcext:value-type="string">
            <text:p>IC BRIDGE DIODE 600V 4-MICRODIP</text:p>
          </table:table-cell>
          <table:table-cell office:value-type="string" calcext:value-type="string">
            <text:p><text:a xlink:href="https://www.digikey.com/product-detail/en/on-semiconductor/MDB6S/MDB6SFSCT-ND/3137112" xlink:type="simple">https://www.digikey.com/product-detail/en/on-semiconductor/MDB6S/MDB6SFSCT-ND/3137112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D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DSOD323-T05L</text:p>
          </table:table-cell>
          <table:table-cell office:value-type="string" calcext:value-type="string">
            <text:p>CDSOD323-T05L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CDSOD323-T05L</text:p>
          </table:table-cell>
          <table:table-cell office:value-type="string" calcext:value-type="string">
            <text:p>TVS DIODE 5V 18.3V SOD323</text:p>
          </table:table-cell>
          <table:table-cell office:value-type="string" calcext:value-type="string">
            <text:p><text:a xlink:href="https://www.digikey.com/product-detail/en/bourns-inc/CDSOD323-T05L/CDSOD323-T05LCT-ND/5355715" xlink:type="simple">https://www.digikey.com/product-detail/en/bourns-inc/CDSOD323-T05L/CDSOD323-T05LCT-ND/535571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F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olyfuse</text:p>
          </table:table-cell>
          <table:table-cell office:value-type="string" calcext:value-type="string">
            <text:p>507-1743-1-ND</text:p>
          </table:table-cell>
          <table:table-cell office:value-type="string" calcext:value-type="string">
            <text:p>Bel Fuse Inc.</text:p>
          </table:table-cell>
          <table:table-cell office:value-type="string" calcext:value-type="string">
            <text:p>0ZCF0075AF2C</text:p>
          </table:table-cell>
          <table:table-cell office:value-type="string" calcext:value-type="string">
            <text:p>PTC RESET FUSE 60V 750MA 2920</text:p>
          </table:table-cell>
          <table:table-cell office:value-type="string" calcext:value-type="string">
            <text:p><text:a xlink:href="https://www.digikey.com/product-detail/en/bel-fuse-inc/0ZCF0075AF2C/507-1743-1-ND/4156174" xlink:type="simple">https://www.digikey.com/product-detail/en/bel-fuse-inc/0ZCF0075AF2C/507-1743-1-ND/415617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J1,J2,J3,J4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4VAC IN,OUT1,OUT2,OUT3</text:p>
          </table:table-cell>
          <table:table-cell office:value-type="string" calcext:value-type="string">
            <text:p>A98333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282834-2</text:p>
          </table:table-cell>
          <table:table-cell office:value-type="string" calcext:value-type="string">
            <text:p>TERM BLOCK 2POS SIDE ENT 2.54MM</text:p>
          </table:table-cell>
          <table:table-cell office:value-type="string" calcext:value-type="string">
            <text:p><text:a xlink:href="https://www.digikey.com/product-detail/en/te-connectivity-amp-connectors/282834-2/A98333-ND/1150135" xlink:type="simple">https://www.digikey.com/product-detail/en/te-connectivity-amp-connectors/282834-2/A98333-ND/115013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J1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USB_microAB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3" office:value-type="float" office:value="1050170001" calcext:value-type="float">
            <text:p>1050170001</text:p>
          </table:table-cell>
          <table:table-cell table:style-name="ce14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J1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5V_SEL</text:p>
          </table:table-cell>
          <table:table-cell office:value-type="string" calcext:value-type="string">
            <text:p>732-5317-ND</text:p>
          </table:table-cell>
          <table:table-cell office:value-type="string" calcext:value-type="string">
            <text:p>Wurth Electronics Inc.</text:p>
          </table:table-cell>
          <table:table-cell table:style-name="ce13" office:value-type="float" office:value="61300411121" calcext:value-type="float">
            <text:p>61300411121</text:p>
          </table:table-cell>
          <table:table-cell office:value-type="string" calcext:value-type="string">
            <text:p>CONN HEADER 4 POS 2.54</text:p>
          </table:table-cell>
          <table:table-cell office:value-type="string" calcext:value-type="string">
            <text:p><text:a xlink:href="https://www.digikey.com/product-detail/en/wurth-electronics-inc/61300411121/732-5317-ND/4846827" xlink:type="simple">https://www.digikey.com/product-detail/en/wurth-electronics-inc/61300411121/732-5317-ND/484682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horting link for J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9337-ND</text:p>
          </table:table-cell>
          <table:table-cell office:value-type="string" calcext:value-type="string">
            <text:p/>
            <text:p>Sullins Connector Solutions</text:p>
          </table:table-cell>
          <table:table-cell office:value-type="string" calcext:value-type="string">
            <text:p>QPC02SXGN-RC</text:p>
          </table:table-cell>
          <table:table-cell office:value-type="string" calcext:value-type="string">
            <text:p>CONN JUMPER SHORTING .100" GOLD</text:p>
          </table:table-cell>
          <table:table-cell office:value-type="string" calcext:value-type="string">
            <text:p><text:a xlink:href="https://www.digikey.com/product-detail/en/sullins-connector-solutions/QPC02SXGN-RC/S9337-ND/2618262" xlink:type="simple">https://www.digikey.com/product-detail/en/sullins-connector-solutions/QPC02SXGN-RC/S9337-ND/261826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L1</text:p>
          </table:table-cell>
          <table:table-cell office:value-type="string" calcext:value-type="string">
            <text:p>Inductor_ELL8TP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uH</text:p>
          </table:table-cell>
          <table:table-cell office:value-type="string" calcext:value-type="string">
            <text:p>PCD2446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LL-8TP220MB</text:p>
          </table:table-cell>
          <table:table-cell office:value-type="string" calcext:value-type="string">
            <text:p>FIXED IND 22UH 2A 55 MOHM SMD</text:p>
          </table:table-cell>
          <table:table-cell office:value-type="string" calcext:value-type="string">
            <text:p><text:a xlink:href="https://www.digikey.com/product-detail/en/panasonic-electronic-components/ELL-8TP220MB/PCD2446CT-ND/5673833" xlink:type="simple">https://www.digikey.com/product-detail/en/panasonic-electronic-components/ELL-8TP220MB/PCD2446CT-ND/567383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L2,L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Q1,Q2,Q3</text:p>
          </table:table-cell>
          <table:table-cell office:value-type="string" calcext:value-type="string">
            <text:p>DPAK-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TA204S</text:p>
          </table:table-cell>
          <table:table-cell office:value-type="string" calcext:value-type="string">
            <text:p>1740-1106-1-ND</text:p>
          </table:table-cell>
          <table:table-cell office:value-type="string" calcext:value-type="string">
            <text:p>WeEn Semiconductors</text:p>
          </table:table-cell>
          <table:table-cell office:value-type="string" calcext:value-type="string">
            <text:p>BTA204S-600E,118</text:p>
          </table:table-cell>
          <table:table-cell office:value-type="string" calcext:value-type="string">
            <text:p>TRIAC SENS GATE 600V 4A DPAK</text:p>
          </table:table-cell>
          <table:table-cell office:value-type="string" calcext:value-type="string">
            <text:p><text:a xlink:href="https://www.digikey.com/product-detail/en/ween-semiconductors/BTA204S-600E118/1740-1106-1-ND/2531110" xlink:type="simple">https://www.digikey.com/product-detail/en/ween-semiconductors/BTA204S-600E118/1740-1106-1-ND/253111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R1,R5,R7,R12,R13,R1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360" calcext:value-type="float">
            <text:p>360</text:p>
          </table:table-cell>
          <table:table-cell office:value-type="string" calcext:value-type="string">
            <text:p>311-360C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360RL</text:p>
          </table:table-cell>
          <table:table-cell office:value-type="string" calcext:value-type="string">
            <text:p>RES SMD 360 OHM 1% 1/8W 0805</text:p>
          </table:table-cell>
          <table:table-cell office:value-type="string" calcext:value-type="string">
            <text:p><text:a xlink:href="https://www.digikey.com/product-detail/en/yageo/RC0805FR-07360RL/311-360CRCT-ND/730833" xlink:type="simple">https://www.digikey.com/product-detail/en/yageo/RC0805FR-07360RL/311-360CRCT-ND/730833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R2,R8,R14,R23,R24,R25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0E</text:p>
          </table:table-cell>
          <table:table-cell office:value-type="string" calcext:value-type="string">
            <text:p>YAG3755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JR-070RL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yageo/AC0805JR-070RL/YAG3755CT-ND/6006604" xlink:type="simple">https://www.digikey.com/product-detail/en/yageo/AC0805JR-070RL/YAG3755CT-ND/600660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R3,R9,R15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200" calcext:value-type="float">
            <text:p>200</text:p>
          </table:table-cell>
          <table:table-cell office:value-type="string" calcext:value-type="string">
            <text:p>311-20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200RL</text:p>
          </table:table-cell>
          <table:table-cell office:value-type="string" calcext:value-type="string">
            <text:p>RES SMD 200 OHM 5% 1/8W 0805</text:p>
          </table:table-cell>
          <table:table-cell office:value-type="string" calcext:value-type="string">
            <text:p><text:a xlink:href="https://www.digikey.com/product-detail/en/yageo/RC0805JR-07200RL/311-200ARCT-ND/731226" xlink:type="simple">https://www.digikey.com/product-detail/en/yageo/RC0805JR-07200RL/311-200ARCT-ND/731226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R4,R10,R16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300" calcext:value-type="float">
            <text:p>300</text:p>
          </table:table-cell>
          <table:table-cell office:value-type="string" calcext:value-type="string">
            <text:p>311-30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00RL</text:p>
          </table:table-cell>
          <table:table-cell office:value-type="string" calcext:value-type="string">
            <text:p>RES SMD 300 OHM 5% 1/8W 0805</text:p>
          </table:table-cell>
          <table:table-cell office:value-type="string" calcext:value-type="string">
            <text:p><text:a xlink:href="https://www.digikey.com/product-detail/en/yageo/RC0805JR-07300RL/311-300ARCT-ND/731254" xlink:type="simple">https://www.digikey.com/product-detail/en/yageo/RC0805JR-07300RL/311-300ARCT-ND/73125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R6,R11,R18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311-39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9RL</text:p>
          </table:table-cell>
          <table:table-cell office:value-type="string" calcext:value-type="string">
            <text:p>RES SMD 39 OHM 5% 1/8W 0805</text:p>
          </table:table-cell>
          <table:table-cell office:value-type="string" calcext:value-type="string">
            <text:p><text:a xlink:href="https://www.digikey.com/product-detail/en/yageo/RC0805JR-0739RL/311-39ARCT-ND/731268" xlink:type="simple">https://www.digikey.com/product-detail/en/yageo/RC0805JR-0739RL/311-39ARCT-ND/73126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R19,R20,R21,R22,R26,R2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0k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SMD 10K OHM 5% 1/8W 0805</text:p>
          </table:table-cell>
          <table:table-cell office:value-type="string" calcext:value-type="string">
            <text:p><text:a xlink:href="https://www.digikey.com/product-detail/en/yageo/RC0805JR-0710KL/311-10KARCT-ND/731188" xlink:type="simple">https://www.digikey.com/product-detail/en/yageo/RC0805JR-0710KL/311-10KARCT-ND/73118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R28,R2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K7</text:p>
          </table:table-cell>
          <table:table-cell office:value-type="string" calcext:value-type="string">
            <text:p>311-4.70KC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4K7L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yageo/RC0805FR-074K7L/311-4.70KCRCT-ND/730876" xlink:type="simple">https://www.digikey.com/product-detail/en/yageo/RC0805FR-074K7L/311-4.70KCRCT-ND/730876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S1,S2,S3,S4</text:p>
          </table:table-cell>
          <table:table-cell table:style-name="ce9" office:value-type="string" calcext:value-type="string">
            <text:p>SW_SPST_CK_KSCx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W-ENTER,SW-INC,SW-DEC,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U1,U2,U3</text:p>
          </table:table-cell>
          <table:table-cell office:value-type="string" calcext:value-type="string">
            <text:p>Optocoupler_6pin_smd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MOC3063M</text:p>
          </table:table-cell>
          <table:table-cell office:value-type="string" calcext:value-type="string">
            <text:p>MOC3063SR2M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OC3063SR2M</text:p>
          </table:table-cell>
          <table:table-cell office:value-type="string" calcext:value-type="string">
            <text:p>OPTOISOLATOR 4.17KV TRIAC 6SMD</text:p>
          </table:table-cell>
          <table:table-cell office:value-type="string" calcext:value-type="string">
            <text:p><text:a xlink:href="https://www.digikey.com/product-detail/en/on-semiconductor/MOC3063SR2M/MOC3063SR2MCT-ND/1626439" xlink:type="simple">https://www.digikey.com/product-detail/en/on-semiconductor/MOC3063SR2M/MOC3063SR2MCT-ND/162643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U4</text:p>
          </table:table-cell>
          <table:table-cell office:value-type="string" calcext:value-type="string">
            <text:p>Wemos_Lol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Wemos-Lolin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U5</text:p>
          </table:table-cell>
          <table:table-cell office:value-type="string" calcext:value-type="string">
            <text:p>TDFN-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AX17502FATB+T</text:p>
          </table:table-cell>
          <table:table-cell office:value-type="string" calcext:value-type="string">
            <text:p>MAX17502FATB+TCT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7502FATB+T</text:p>
          </table:table-cell>
          <table:table-cell office:value-type="string" calcext:value-type="string">
            <text:p>IC REG BUCK 5V 1A SYNC 10TDFN</text:p>
          </table:table-cell>
          <table:table-cell office:value-type="string" calcext:value-type="string">
            <text:p><text:a xlink:href="https://www.digikey.com/product-detail/en/maxim-integrated/MAX17502FATB-T/MAX17502FATB-TCT-ND/4807778" xlink:type="simple">https://www.digikey.com/product-detail/en/maxim-integrated/MAX17502FATB-T/MAX17502FATB-TCT-ND/4807778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PCB" table:style-name="ta1">
        <table:table-column table:style-name="co10" table:default-cell-style-name="ce3"/>
        <table:table-column table:style-name="co11" table:default-cell-style-name="ce6"/>
        <table:table-column table:style-name="co12" table:default-cell-style-name="ce6"/>
        <table:table-column table:style-name="co13" table:default-cell-style-name="ce3"/>
        <table:table-column table:style-name="co14" table:default-cell-style-name="ce11"/>
        <table:table-column table:style-name="co15" table:visibility="collapse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C1,C3,C5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,120V</text:p>
          </table:table-cell>
          <table:table-cell/>
          <table:table-cell office:value-type="string" calcext:value-type="string">
            <text:p>8. 10nF/120V AC : LDEIB2100KA0N00</text:p>
          </table:table-cell>
          <table:table-cell table:number-columns-repeated="1017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C2,C4,C6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nF,63V</text:p>
          </table:table-cell>
          <table:table-cell/>
          <table:table-cell office:value-type="string" calcext:value-type="string">
            <text:p>9. 47nF/63V AC : LDEEB2470KA0N00</text:p>
          </table:table-cell>
          <table:table-cell table:number-columns-repeated="1017"/>
        </table:table-row>
        <table:table-row table:style-name="ro4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4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,100V</text:p>
          </table:table-cell>
          <table:table-cell table:number-columns-repeated="1019"/>
        </table:table-row>
        <table:table-row table:style-name="ro4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50V</text:p>
          </table:table-cell>
          <table:table-cell/>
          <table:table-cell office:value-type="string" calcext:value-type="string">
            <text:p>11. 100uF/50V Elco : HHXC500ARA101MJA0G</text:p>
          </table:table-cell>
          <table:table-cell office:value-type="string" calcext:value-type="string">
            <text:p>: EMZA630ADA101MJA0G</text:p>
          </table:table-cell>
          <table:table-cell table:number-columns-repeated="1016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,50V</text:p>
          </table:table-cell>
          <table:table-cell table:number-columns-repeated="1019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number-columns-repeated="1019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table:number-columns-repeated="1019"/>
        </table:table-row>
        <table:table-row table:style-name="ro4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1019"/>
        </table:table-row>
        <table:table-row table:style-name="ro4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table:number-columns-repeated="1019"/>
        </table:table-row>
        <table:table-row table:style-name="ro4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D1,D2,D3</text:p>
          </table:table-cell>
          <table:table-cell office:value-type="string" calcext:value-type="string">
            <text:p>LED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4. LED : LTST-C193KGKT-5A</text:p>
          </table:table-cell>
          <table:table-cell table:number-columns-repeated="1017"/>
        </table:table-row>
        <table:table-row table:style-name="ro4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_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Bridge</text:p>
          </table:table-cell>
          <table:table-cell/>
          <table:table-cell office:value-type="string" calcext:value-type="string">
            <text:p>5. Bridge Rectifier : MDB6S</text:p>
          </table:table-cell>
          <table:table-cell table:number-columns-repeated="1017"/>
        </table:table-row>
        <table:table-row table:style-name="ro4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D323-T05L</text:p>
          </table:table-cell>
          <table:table-cell table:number-columns-repeated="1019"/>
        </table:table-row>
        <table:table-row table:style-name="ro4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/>
          <table:table-cell office:value-type="string" calcext:value-type="string">
            <text:p>6. PTC Fuse : 0ZCF0075AF2C</text:p>
          </table:table-cell>
          <table:table-cell table:number-columns-repeated="1017"/>
        </table:table-row>
        <table:table-row table:style-name="ro4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V AC IN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2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1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3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2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4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3</text:p>
          </table:table-cell>
          <table:table-cell table:number-columns-repeated="1019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AB</text:p>
          </table:table-cell>
          <table:table-cell table:number-columns-repeated="1019"/>
        </table:table-row>
        <table:table-row table:style-name="ro4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SEL</text:p>
          </table:table-cell>
          <table:table-cell table:number-columns-repeated="1019"/>
        </table:table-row>
        <table:table-row table:style-name="ro4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ELL8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/>
          <table:table-cell office:value-type="string" calcext:value-type="string">
            <text:p>10. Inductor L1 : ELL-8TP220MB</text:p>
          </table:table-cell>
          <table:table-cell table:number-columns-repeated="1017"/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L2,L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DPAK-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TA204S-600E,118</text:p>
          </table:table-cell>
          <table:table-cell/>
          <table:table-cell office:value-type="string" calcext:value-type="string">
            <text:p>: BTA204S-600E,118 (SMD)</text:p>
          </table:table-cell>
          <table:table-cell office:value-type="string" calcext:value-type="string">
            <text:p>3. Triac : BT134-600E,127 (TH)</text:p>
          </table:table-cell>
          <table:table-cell table:number-columns-repeated="1016"/>
        </table:table-row>
        <table:table-row table:style-name="ro4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R1,R5,R7,R12,R13,R1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4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R2,R8,R14,R23,R24,R25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E</text:p>
          </table:table-cell>
          <table:table-cell table:number-columns-repeated="1019"/>
        </table:table-row>
        <table:table-row table:style-name="ro4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R3,R9,R15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4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R4,R10,R16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4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R6,R11,R18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R19,R20,R21,R22,R26,R2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4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R28,R2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4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S2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S3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S4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4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Optocoupler_6pin_sm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3063M</text:p>
          </table:table-cell>
          <table:table-cell/>
          <table:table-cell office:value-type="string" calcext:value-type="string">
            <text:p>2. Opto : MOC3063SR2M</text:p>
          </table:table-cell>
          <table:table-cell table:number-columns-repeated="1017"/>
        </table:table-row>
        <table:table-row table:style-name="ro4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Wemos_L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-Lolin</text:p>
          </table:table-cell>
          <table:table-cell/>
          <table:table-cell office:value-type="string" calcext:value-type="string">
            <text:p>1. ESP32 : Wemos Lolin</text:p>
          </table:table-cell>
          <table:table-cell table:number-columns-repeated="1017"/>
        </table:table-row>
        <table:table-row table:style-name="ro4">
          <table:table-cell table:style-name="ce16" office:value-type="float" office:value="32" calcext:value-type="float">
            <text:p>3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DFN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7502FATB+T</text:p>
          </table:table-cell>
          <table:table-cell/>
          <table:table-cell office:value-type="string" calcext:value-type="string">
            <text:p>7. DC-DC Converter : MAX17502</text:p>
          </table:table-cell>
          <table:table-cell table:number-columns-repeated="1017"/>
        </table:table-row>
        <table:table-row table:style-name="ro4">
          <table:table-cell table:style-name="ce16" office:value-type="float" office:value="33" calcext:value-type="float">
            <text:p>3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4">
          <table:table-cell table:style-name="ce6"/>
          <table:table-cell table:number-columns-repeated="2"/>
          <table:table-cell table:style-name="ce6" table:number-columns-repeated="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OSHW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KiCad-Logo2_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P4</text:p>
          </table:table-cell>
          <table:table-cell office:value-type="string" calcext:value-type="string">
            <text:p>LED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P1,JP2,JP3</text:p>
          </table:table-cell>
          <table:table-cell office:value-type="string" calcext:value-type="string">
            <text:p>LED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en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SC1,SC2,SC3,SC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4" table:number-rows-repeated="6">
          <table:table-cell table:style-name="ce6"/>
          <table:table-cell table:number-columns-repeated="2"/>
          <table:table-cell table:style-name="ce6" table:number-columns-repeated="2"/>
          <table:table-cell table:number-columns-repeated="1019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>
        <table:table-column table:style-name="co17" table:default-cell-style-name="ce3"/>
        <table:table-column table:style-name="co17" table:default-cell-style-name="ce6"/>
        <table:table-column table:style-name="co14" table:default-cell-style-name="ce11"/>
        <table:table-column table:style-name="co18" table:default-cell-style-name="ce6"/>
        <table:table-column table:style-name="co19" table:visibility="collapse" table:default-cell-style-name="ce6"/>
        <table:table-column table:style-name="co20" table:visibility="collapse" table:default-cell-style-name="ce6"/>
        <table:table-column table:style-name="co21" table:visibility="collapse" table:default-cell-style-name="ce6"/>
        <table:table-column table:style-name="co22" table:visibility="collapse" table:default-cell-style-name="ce6"/>
        <table:table-column table:style-name="co23" table:visibility="collapse" table:default-cell-style-name="ce6"/>
        <table:table-column table:style-name="co24" table:visibility="collapse" table:default-cell-style-name="ce6"/>
        <table:table-column table:style-name="co25" table:visibility="collapse" table:default-cell-style-name="ce6"/>
        <table:table-column table:style-name="co26" table:visibility="collapse" table:default-cell-style-name="ce6"/>
        <table:table-column table:style-name="co27" table:visibility="collapse" table:default-cell-style-name="ce6"/>
        <table:table-column table:style-name="co28" table:visibility="collapse" table:default-cell-style-name="ce6"/>
        <table:table-column table:style-name="co29" table:visibility="collapse" table:default-cell-style-name="ce6"/>
        <table:table-column table:style-name="co30" table:visibility="collapse" table:default-cell-style-name="ce6"/>
        <table:table-column table:style-name="co9" table:number-columns-repeated="1008" table:default-cell-style-name="ce6"/>
        <table:table-row table:style-name="ro4">
          <table:table-cell office:value-type="string" calcext:value-type="string">
            <text:p>N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f#</text:p>
          </table:table-cell>
          <table:table-cell office:value-type="string" calcext:value-type="string">
            <text:p><text:s/>DNP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office:value-type="string" calcext:value-type="string">
            <text:p><text:s/>Digikey</text:p>
          </table:table-cell>
          <table:table-cell table:number-columns-repeated="100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2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2.2uF,50V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wyostat_fp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5V_SEL</text:p>
          </table:table-cell>
          <table:table-cell office:value-type="string" calcext:value-type="string">
            <text:p>wyostat_fp:Pin_Header_Straight_1x04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wyostat_fp:Inductor_ELL8TP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 V AC IN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nF,63V</text:p>
          </table:table-cell>
          <table:table-cell office:value-type="string" calcext:value-type="string">
            <text:p>wyostat_fp:C_1210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47nF,63V</text:p>
          </table:table-cell>
          <table:table-cell office:value-type="string" calcext:value-type="string">
            <text:p>wyostat_fp:C_1210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47nF,63V</text:p>
          </table:table-cell>
          <table:table-cell office:value-type="string" calcext:value-type="string">
            <text:p>wyostat_fp:C_1210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,100V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uF,50V</text:p>
          </table:table-cell>
          <table:table-cell office:value-type="string" calcext:value-type="string">
            <text:p>wyostat_fp:CP_Elec_10x10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wyostat_fp:CR2032_SMD2</text:p>
          </table:table-cell>
          <table:table-cell table:number-columns-repeated="11"/>
          <table:table-cell office:value-type="string" calcext:value-type="string">
            <text:p>BU2032SM-HD-GCT-ND </text:p>
          </table:table-cell>
          <table:table-cell table:number-columns-repeated="1008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Q1</text:p>
          </table:table-cell>
          <table:table-cell table:style-name="ce17" office:value-type="string" calcext:value-type="string">
            <text:p>BTA204S-600E,118</text:p>
          </table:table-cell>
          <table:table-cell office:value-type="string" calcext:value-type="string">
            <text:p>wyostat_fp:DPAK-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Q2</text:p>
          </table:table-cell>
          <table:table-cell table:style-name="ce17" office:value-type="string" calcext:value-type="string">
            <text:p>BTA204S-600E,118</text:p>
          </table:table-cell>
          <table:table-cell office:value-type="string" calcext:value-type="string">
            <text:p>wyostat_fp:DPAK-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Q3</text:p>
          </table:table-cell>
          <table:table-cell table:style-name="ce17" office:value-type="string" calcext:value-type="string">
            <text:p>BTA204S-600E,118</text:p>
          </table:table-cell>
          <table:table-cell office:value-type="string" calcext:value-type="string">
            <text:p>wyostat_fp:DPAK-2</text:p>
          </table:table-cell>
          <table:table-cell table:number-columns-repeated="102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DSOD323-T05L</text:p>
          </table:table-cell>
          <table:table-cell office:value-type="string" calcext:value-type="string">
            <text:p>Diodes_SMD:D_SOD-323_HandSoldering</text:p>
          </table:table-cell>
          <table:table-cell table:number-columns-repeated="102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Bridge</text:p>
          </table:table-cell>
          <table:table-cell office:value-type="string" calcext:value-type="string">
            <text:p>wyostat_fp:Diode_bridge</text:p>
          </table:table-cell>
          <table:table-cell table:number-columns-repeated="102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wyostat_fp:DS3231</text:p>
          </table:table-cell>
          <table:table-cell table:number-columns-repeated="102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X17502FATB+T</text:p>
          </table:table-cell>
          <table:table-cell office:value-type="string" calcext:value-type="string">
            <text:p>wyostat_fp:TDFN-10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wyostat_fp:Fuse_SMD2920</text:p>
          </table:table-cell>
          <table:table-cell table:number-columns-repeated="1020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USB_microAB</text:p>
          </table:table-cell>
          <table:table-cell office:value-type="string" calcext:value-type="string">
            <text:p>wyostat_fp:USB_Micro-B_Molex-105017-0001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Wemos-Lolin</text:p>
          </table:table-cell>
          <table:table-cell office:value-type="string" calcext:value-type="string">
            <text:p>wyostat_fp:Wemos_Lolin</text:p>
          </table:table-cell>
          <table:table-cell table:number-columns-repeated="1020"/>
        </table:table-row>
        <table:table-row table:style-name="ro4" table:number-rows-repeated="2">
          <table:table-cell table:style-name="ce6"/>
          <table:table-cell/>
          <table:table-cell table:style-name="ce6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wyostat_fp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wyostat_fp: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wyostat_fp:KiCad-Logo2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P2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P3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P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wyostat_fp:Pin_Header_Straight_1x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wyostat_fp:Pin_Header_Straight_1x0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wyostat_fp:Pin_Header_Straight_1x0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wyostat_fp:Pin_Header_Straight_1x0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1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 table:number-rows-repeated="5">
          <table:table-cell table:number-columns-repeated="2"/>
          <table:table-cell table:style-name="ce6"/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2:BoM_PCB.G40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BoM_SCH.B2:BoM_SCH.Q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23:03:23.145524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23:16:49.734272247</dc:date>
    <dc:creator>Anool Mahidharia</dc:creator>
    <meta:editing-duration>PT5H38M43S</meta:editing-duration>
    <meta:editing-cycles>44</meta:editing-cycles>
    <meta:generator>LibreOffice/5.1.6.2$Linux_X86_64 LibreOffice_project/10m0$Build-2</meta:generator>
    <meta:document-statistic meta:table-count="3" meta:cell-count="1047" meta:object-count="0"/>
  </office:meta>
</office:document-meta>
</file>